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План диссертационной работы</text:h>
      <text:list xml:id="list494057301" text:style-name="L1">
        <text:list-item>
          <text:p text:style-name="P1">Кодеки для АГ-кодов типа РС</text:p>
          <text:list>
            <text:list-item>
              <text:p text:style-name="P1">АГ-коды типа на Эрмитовых кривых и их быстрое декодирование с использованием BMS-алгоритма вплоть до d*/2 (датчане&amp;Саката, 1995-1)</text:p>
              <text:list>
                <text:list-item>
                  <text:p text:style-name="P1">задача определения недостающих синдромов: процедура Фенга-Рао</text:p>
                </text:list-item>
              </text:list>
            </text:list-item>
            <text:list-item>
              <text:p text:style-name="P1">Одноточечные АГ-коды и их быстрое декодирование с использованием BMS-алгоритма вплоть до d*/2 (датчане&amp;Саката, 1995-2)</text:p>
            </text:list-item>
          </text:list>
        </text:list-item>
        <text:list-item>
          <text:p text:style-name="P1">Списочное декодирование с использованием BMS-алгоритма (Саката, 2001)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09-16T20:44:38</meta:creation-date>
    <dc:date>2010-09-16T22:48:45</dc:date>
    <dc:creator>Artem Pelenitsyn</dc:creator>
    <meta:editing-duration>PT02H04M12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6" meta:word-count="57" meta:character-count="442"/>
  </office:meta>
</office:document-meta>
</file>